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deState.hasChildNodeEntry( Name name ,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State.reorderChildNodeEntries( NodeState insertNode , NodeState beforeN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odeState.setMixinTypeNames( Name [ ] mixinTypeNam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odeState.rever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NodeState.getNodeEn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State.getMixinTyp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State.getNodeTyp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odeState.getPropertyState( Name property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odeState.isRo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State.getAllNodeTypeName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NodeState.is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State.getWorkspac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State.getDefini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odeState.NodeState( NodeEntry entry , NodeInfo nInfo , ItemStateFactory isf , ItemDefinitionProvider definitionProvi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odeState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State.has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State.hasPropertyName( Name pro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State.getNodeReferen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State.retrieveDefini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NodeState.moveChildNodeEntry( NodeState newParent , NodeState childState , Name newName , QNodeDefinition new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odeState.getUniqu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State.getNod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State.getChildNodeState( Name nodeName ,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odeState.merge( ItemState another , boolean keepChange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NodeState.getNodeTyp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State.NodeState( NodeEntry entry , Name nodeTypeName , Name [ ] mixinTypeNames , ItemStateFactory isf , QNodeDefinition definition , ItemDefinitionProvider definitionProvi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